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8.11mm"/>
    </style:style>
    <style:style style:name="co2" style:family="table-column">
      <style:table-column-properties fo:break-before="auto" style:column-width="116.15mm"/>
    </style:style>
    <style:style style:name="co3" style:family="table-column">
      <style:table-column-properties fo:break-before="auto" style:column-width="114.56mm"/>
    </style:style>
    <style:style style:name="co4" style:family="table-column">
      <style:table-column-properties fo:break-before="auto" style:column-width="137.32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245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9mm" fo:break-before="auto" style:use-optimal-row-height="tru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rotation-align="none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0000" style:rotation-align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style:rotation-align="none"/>
      <style:text-properties style:font-name-asian="Liberation Sans1" style:font-size-asian="12pt" style:language-asian="hi" style:country-asian="IN"/>
    </style:style>
    <style:style style:name="ce14" style:family="table-cell" style:parent-style-name="Default">
      <style:table-cell-properties fo:background-color="transparent" style:rotation-align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style:rotation-align="none"/>
      <style:text-properties fo:language="none" fo:country="none" style:font-name-asian="Liberation Sans1" style:font-size-asian="12pt" style:language-asian="none" style:country-asian="non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7030a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6">
      <style:table-cell-properties fo:background-color="transparent" style:rotation-align="none"/>
    </style:style>
    <style:style style:name="ce18" style:family="table-cell" style:parent-style-name="Default">
      <style:table-cell-properties fo:background-color="transparent" style:rotation-align="none"/>
    </style:style>
    <style:style style:name="ce19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92d05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 calcext:value-type="string">
            <text:p>ONE SPREADSHEET PER MODULE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CREATOR INFORMATION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4" office:value-type="string" calcext:value-type="string">
            <text:p>Competency Area &amp; Module Topic</text:p>
          </table:table-cell>
          <table:table-cell table:style-name="Default" office:value-type="string" calcext:value-type="string">
            <text:p>Big Data Systems / Big Data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Faculty developer/s:</text:p>
          </table:table-cell>
          <table:table-cell table:style-name="Default" office:value-type="string" calcext:value-type="string">
            <text:p>Jack Pope, Prabesh Shrestha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Developer/s email/s:</text:p>
          </table:table-cell>
          <table:table-cell table:style-name="Default" office:value-type="string" calcext:value-type="string">
            <text:p>Jackhcc.edu   <text:a xlink:href="mailto:PShrestha@sctcc.edu" xlink:type="simple">PShrestha@sctcc.edu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Developer/s phone number/s:</text:p>
          </table:table-cell>
          <table:table-cell table:style-name="Default" office:value-type="string" calcext:value-type="string">
            <text:p>Jack Pope (952-686-8548)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Home college of developer/s</text:p>
          </table:table-cell>
          <table:table-cell table:style-name="Default" office:value-type="string" calcext:value-type="string">
            <text:p>NHCC.edu, sctcc.edu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Brightspace Administrator </text:p>
          </table:table-cell>
          <table:table-cell table:style-name="Default" office:value-type="string" calcext:value-type="string">
            <text:p>Kathy Grady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Brightspace Administrator email</text:p>
          </table:table-cell>
          <table:table-cell table:style-name="Default" office:value-type="string" calcext:value-type="string">
            <text:p><text:a xlink:href="mailto:kgrady@nhcc.edu" xlink:type="simple">kgrady@nhcc.edu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Brightspace Administrator phone #</text:p>
          </table:table-cell>
          <table:table-cell table:style-name="Default" office:value-type="string" calcext:value-type="string">
            <text:p>763-424-0743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>
            <text:p>Materials needed (textbook, software, etc.)</text:p>
          </table:table-cell>
          <table:table-cell table:style-name="Default" office:value-type="string" calcext:value-type="string">
            <text:p>Apache Spark 2x, Python 2x (can use on Linux on Oracle's VirtualBox)</text:p>
          </table:table-cell>
          <table:table-cell table:style-name="Default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Default" office:value-type="string" calcext:value-type="string">
            <text:p>Hadoop on Cloudera virtual machine</text:p>
          </table:table-cell>
          <table:table-cell table:style-name="Default" table:number-columns-repeated="4"/>
          <table:table-cell table:number-columns-repeated="1018"/>
        </table:table-row>
        <table:table-row table:style-name="ro5">
          <table:table-cell table:style-name="ce4" office:value-type="string" calcext:value-type="string">
            <text:p>Module Information</text:p>
          </table:table-cell>
          <table:table-cell table:style-name="ce16" office:value-type="string" calcext:value-type="string">
            <text:p>Overview, Prerequisites, Outline, Calendar, Outcomes etc. 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office:value-type="string" calcext:value-type="string">
            <text:p>See “Instructor overview &amp; objective” and “Schedule” in the module.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Prerequisites: Python and SQL programming, data structures. <text:s/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6">
          <table:table-cell table:style-name="ce6" office:value-type="string" calcext:value-type="string">
            <text:p>Modules (objects in chronological order according to class progression)</text:p>
          </table:table-cell>
          <table:table-cell table:style-name="ce6" office:value-type="string" calcext:value-type="string">
            <office:annotation draw:style-name="gr1" draw:text-style-name="P2" svg:width="338.93mm" svg:height="15.57mm" svg:x="259.77mm" svg:y="108.78mm" draw:caption-point-x="-5.61mm" draw:caption-point-y="6.55mm">
              <dc:date>2018-06-07T00:00:00</dc:date>
              <text:p text:style-name="P1"><text:span text:style-name="T1">A: demonstrate an understanding of the key concepts of the psychological perspectives and theories and how these are used to explain psychological phenomena</text:span></text:p>
              <text:p text:style-name="P1"><text:span text:style-name="T1">B: demonstrate an understanding of the scientific method, and how this guides the process of inquiry and research into psychological phenomena</text:span></text:p>
              <text:p text:style-name="P1"><text:span text:style-name="T1">C: demonstrate an understanding of the impact of social and cultural factors on oneself, and on individual and group behavior</text:span></text:p>
            </office:annotation>
            <text:p>Indicate Section of Module</text:p>
          </table:table-cell>
          <table:table-cell table:style-name="ce19" office:value-type="string" calcext:value-type="string">
            <text:p>Format of item</text:p>
          </table:table-cell>
          <table:table-cell table:style-name="ce20" office:value-type="string" calcext:value-type="string">
            <text:p>Titles and Links</text:p>
          </table:table-cell>
          <table:table-cell table:style-name="ce21" office:value-type="string" calcext:value-type="string">
            <text:p>Licensing</text:p>
          </table:table-cell>
          <table:table-cell table:style-name="ce21" office:value-type="string" calcext:value-type="string">
            <text:p>Any additional notes for Course Builder about this item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 calcext:value-type="string">
            <text:p>Overview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TBD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Paradigms for Big Data processing <text:s text:c="7"/>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9" office:value-type="string" calcext:value-type="string">
            <text:p>The map-reduce paradigm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10" office:value-type="string" calcext:value-type="string">
            <text:p>Considerations for concurrency and parallelism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Computational scale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aracteristics of Big Data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The origin of “big data”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Types of data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<text:s/></text:p>
          </table:table-cell>
          <table:table-cell/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Apache Spark overview</text:p>
          </table:table-cell>
          <table:table-cell office:value-type="string" calcext:value-type="string">
            <text:p>Discussion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Installation and configuration of Apache Spark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Testing the installation of Apache Spark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Running a Spark cluster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Submitting jobs to the Spark cluster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/>
          <table:table-cell table:number-columns-repeated="1023"/>
        </table:table-row>
        <table:table-row table:style-name="ro4">
          <table:table-cell table:style-name="ce8" office:value-type="string" calcext:value-type="string">
            <text:p>Apache Hadoop overview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Application of MapReduce in Hadoop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Installation and configuration of Hadoop on the Cloudera Virtual Machine</text:p>
          </table:table-cell>
          <table:table-cell office:value-type="string" calcext:value-type="string">
            <text:p>Discussion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Testing the installation of Apache Hadoop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 calcext:value-type="string">
            <text:p>Assessment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TBD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7">
          <table:table-cell table:style-name="ce12" office:value-type="string" calcext:value-type="string">
            <text:p>TODO items</text:p>
          </table:table-cell>
          <table:table-cell table:style-name="ce12" office:value-type="string" calcext:value-type="string">
            <text:p>Done by – as of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13" office:value-type="string" calcext:value-type="string">
            <text:p>Create discussions and exercises</text:p>
          </table:table-cell>
          <table:table-cell table:style-name="ce17" office:value-type="date" office:date-value="2018-07-21" calcext:value-type="date">
            <text:p>2018-07-21</text:p>
          </table:table-cell>
          <table:table-cell table:style-name="ce18" table:number-columns-repeated="1022"/>
        </table:table-row>
        <table:table-row table:style-name="ro7">
          <table:table-cell table:style-name="ce13" office:value-type="string" calcext:value-type="string">
            <text:p>-- Consider adding substantial application programming example and related exercise</text:p>
          </table:table-cell>
          <table:table-cell table:style-name="ce18" table:number-columns-repeated="1023"/>
        </table:table-row>
        <table:table-row table:style-name="ro7">
          <table:table-cell table:style-name="ce13" office:value-type="string" calcext:value-type="string">
            <text:p>Discussion proof read / edit / code testing</text:p>
          </table:table-cell>
          <table:table-cell table:style-name="ce18" table:number-columns-repeated="1023"/>
        </table:table-row>
        <table:table-row table:style-name="ro7">
          <table:table-cell table:style-name="ce14" office:value-type="string" calcext:value-type="string">
            <text:p>Exercise proof read / edit / code testing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 calcext:value-type="string">
            <text:p><text:span text:style-name="T2">Improve graphics and fonts/notation, if needed</text:span></text:p>
          </table:table-cell>
          <table:table-cell table:style-name="ce18" table:number-columns-repeated="1023"/>
        </table:table-row>
        <table:table-row table:style-name="ro4">
          <table:table-cell table:style-name="ce13" office:value-type="string" calcext:value-type="string">
            <text:p>Verify this module has appropriate depth and breadth.</text:p>
          </table:table-cell>
          <table:table-cell table:style-name="ce18" table:number-columns-repeated="1023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Make final assessment (quiz or project) if required in addition to existing exercises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… maybe related to “Spark applications” section</text:p>
          </table:table-cell>
          <table:table-cell table:number-columns-repeated="1023"/>
        </table:table-row>
        <table:table-row table:style-name="ro4" table:number-rows-repeated="31">
          <table:table-cell table:number-columns-repeated="1024"/>
        </table:table-row>
        <table:table-row table:style-name="ro2" table:number-rows-repeated="1048473">
          <table:table-cell table:number-columns-repeated="1024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00-00-00</text:date>, <text:time style:data-style-name="N2" text:time-value="17:20:49.323908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7:51:18</meta:creation-date>
    <meta:initial-creator>IT Department</meta:initial-creator>
    <dc:language>en-CA</dc:language>
    <dc:date>2018-07-21T17:29:44.764084957</dc:date>
    <meta:editing-cycles>25</meta:editing-cycles>
    <meta:editing-duration>PT2H47M26S</meta:editing-duration>
    <meta:generator>LibreOffice/5.0.3.2$Linux_X86_64 LibreOffice_project/00m0$Build-2</meta:generator>
    <meta:document-statistic meta:table-count="1" meta:cell-count="106" meta:object-count="0"/>
    <meta:user-defined meta:name="AppVersion">15.0300</meta:user-defined>
    <meta:user-defined meta:name="Company">Alexandria Technical &amp;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